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SELINUX</text:p>
          </draw:text-box>
        </draw:frame>
        <draw:frame draw:style-name="TransBox" svg:width="31.8700cm" svg:height="5.5000cm" svg:x="1.0000cm" svg:y="2.3000cm">
          <draw:text-box>
            <text:p text:style-name="PTitleMain">semanage — fcontext, port, boolean</text:p>
          </draw:text-box>
        </draw:frame>
        <draw:frame draw:style-name="TransBox" svg:width="31.8700cm" svg:height="3.5000cm" svg:x="1.0000cm" svg:y="8.8000cm">
          <draw:text-box>
            <text:p text:style-name="PBody">semanage (SELinux Policy Management) is the tool for making persistent SELinux policy customisations without recompiling the full policy. Resource: Notes semanage man page: Full subcommand reference: fcontext, port, b…</text:p>
          </draw:text-box>
        </draw:frame>
        <draw:frame draw:style-name="TransBox" svg:width="31.8700cm" svg:height="0.7000cm" svg:x="1.0000cm" svg:y="17.8000cm">
          <draw:text-box>
            <text:p text:style-name="PFooter">05-rhca/selinux/semanage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Install</text:p>
            <text:p text:style-name="PBullet">▶  semanage fcontext</text:p>
            <text:p text:style-name="PBullet">▶  semanage port</text:p>
            <text:p text:style-name="PBullet">▶  semanage boolean</text:p>
            <text:p text:style-name="PBullet">▶  semanage login and user</text:p>
            <text:p text:style-name="PBullet">▶  Export and import policy customisation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</text:p>
          </draw:text-box>
        </draw:frame>
        <draw:frame draw:style-name="CodeBox" svg:width="31.8700cm" svg:height="13.5500cm" svg:x="1.0000cm" svg:y="4.0000cm">
          <draw:text-box>
            <text:p text:style-name="PCode">sudo dnf install -y policycoreutils-python-util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manage fcontext</text:p>
          </draw:text-box>
        </draw:frame>
        <draw:frame draw:style-name="TransBox" svg:width="15.7350cm" svg:height="13.5500cm" svg:x="1.0000cm" svg:y="4.0000cm">
          <draw:text-box>
            <text:p text:style-name="PBullet">• Manage file context definitions — what SELinux type a path should have.</text:p>
            <text:p text:style-name="PBullet">• ⚠️ semanage fcontext alone is not enough</text:p>
            <text:p text:style-name="PBullet">• semanage fcontext defines the rule in policy. It does not change</text:p>
            <text:p text:style-name="PBullet">• the labels on existing files. Always follow with restorecon -Rv &lt;path&gt;.</text:p>
          </draw:text-box>
        </draw:frame>
        <draw:frame draw:style-name="CodeBox" svg:width="15.7350cm" svg:height="13.5500cm" svg:x="17.1350cm" svg:y="4.0000cm">
          <draw:text-box>
            <text:p text:style-name="PCode"># List all custom fcontext rules
sudo semanage fcontext -l -C

# List all rules (including defaults) for a path
sudo semanage fcontext -l | grep /var/www

# Add a rule for a directory and all its contents
sudo semanage fcontext -a -t httpd_sys_content_t "/srv/webapp(/.*)?"

# Add a rule for a specific file
sudo semanage fcontext -a -t sshd_key_t "/etc/ssh/keys/id_rsa_custom"

… (8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manage port</text:p>
          </draw:text-box>
        </draw:frame>
        <draw:frame draw:style-name="TransBox" svg:width="15.7350cm" svg:height="13.5500cm" svg:x="1.0000cm" svg:y="4.0000cm">
          <draw:text-box>
            <text:p text:style-name="PBullet">• Manage port-to-type mappings:</text:p>
          </draw:text-box>
        </draw:frame>
        <draw:frame draw:style-name="CodeBox" svg:width="15.7350cm" svg:height="13.5500cm" svg:x="17.1350cm" svg:y="4.0000cm">
          <draw:text-box>
            <text:p text:style-name="PCode"># List all port definitions
sudo semanage port -l

# List ports for a specific type
sudo semanage port -l | grep http_port

# Add a port
sudo semanage port -a -t http_port_t -p tcp 8080
sudo semanage port -a -t ssh_port_t -p tcp 2222

# Modify (change type of an existing custom port)
sudo semanage port -m -t http_port_t -p tcp 8443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manage boolean</text:p>
          </draw:text-box>
        </draw:frame>
        <draw:frame draw:style-name="TransBox" svg:width="15.7350cm" svg:height="13.5500cm" svg:x="1.0000cm" svg:y="4.0000cm">
          <draw:text-box>
            <text:p text:style-name="PBullet">• Manage SELinux booleans persistently (same as setsebool -P):</text:p>
          </draw:text-box>
        </draw:frame>
        <draw:frame draw:style-name="CodeBox" svg:width="15.7350cm" svg:height="13.5500cm" svg:x="17.1350cm" svg:y="4.0000cm">
          <draw:text-box>
            <text:p text:style-name="PCode"># List all booleans
sudo semanage boolean -l

# List custom (non-default) booleans
sudo semanage boolean -l -C

# Set a boolean (persistent)
sudo semanage boolean -m --on httpd_can_network_connect
sudo semanage boolean -m --off httpd_can_network_connec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manage login and user</text:p>
          </draw:text-box>
        </draw:frame>
        <draw:frame draw:style-name="TransBox" svg:width="15.7350cm" svg:height="13.5500cm" svg:x="1.0000cm" svg:y="4.0000cm">
          <draw:text-box>
            <text:p text:style-name="PBullet">• Map Linux users to SELinux users:</text:p>
          </draw:text-box>
        </draw:frame>
        <draw:frame draw:style-name="CodeBox" svg:width="15.7350cm" svg:height="13.5500cm" svg:x="17.1350cm" svg:y="4.0000cm">
          <draw:text-box>
            <text:p text:style-name="PCode"># List login mappings
sudo semanage login -l

# Map a Linux user to an SELinux user
sudo semanage login -a -s staff_u alice
sudo semanage login -a -s sysadm_u admin

# Delete mapping
sudo semanage login -d al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port and import policy customisations</text:p>
          </draw:text-box>
        </draw:frame>
        <draw:frame draw:style-name="TransBox" svg:width="15.7350cm" svg:height="13.5500cm" svg:x="1.0000cm" svg:y="4.0000cm">
          <draw:text-box>
            <text:p text:style-name="PBullet">• This is very useful for applying the same SELinux customisations across</text:p>
            <text:p text:style-name="PBullet">• multiple hosts via Ansible.</text:p>
          </draw:text-box>
        </draw:frame>
        <draw:frame draw:style-name="CodeBox" svg:width="15.7350cm" svg:height="13.5500cm" svg:x="17.1350cm" svg:y="4.0000cm">
          <draw:text-box>
            <text:p text:style-name="PCode"># Export all local customisations
sudo semanage export -f /tmp/selinux-customisations.txt

# Import on another host
sudo semanage import -f /tmp/selinux-customisations.tx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emanage — fcontext, port, boolean</text:p>
          </draw:text-box>
        </draw:frame>
        <draw:frame draw:style-name="TransBox" svg:width="31.8700cm" svg:height="13.5500cm" svg:x="1.0000cm" svg:y="4.0000cm">
          <draw:text-box>
            <text:p text:style-name="PBullet">✓  Install</text:p>
            <text:p text:style-name="PBullet">✓  semanage fcontext: Manage file context definitions — what SELinux type a path should have.</text:p>
            <text:p text:style-name="PBullet">✓  semanage port: Manage port-to-type mappings:</text:p>
            <text:p text:style-name="PBullet">✓  semanage boolean: Manage SELinux booleans persistently (same as setsebool -P):</text:p>
            <text:p text:style-name="PBullet">✓  semanage login and user: Map Linux users to SELinux users:</text:p>
            <text:p text:style-name="PBullet">✓  Export and import policy customisations: This is very useful for applying the same SELinux customisations acros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